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ato Black" fo:font-size="15pt" style:text-underline-style="solid" style:text-underline-width="auto" style:text-underline-color="font-color" officeooo:rsid="001d101e" officeooo:paragraph-rsid="001d101e" style:font-size-asian="15pt" style:font-size-complex="15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1baf2b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1d101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1baf2b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1d101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solid" style:text-underline-width="auto" style:text-underline-color="font-color" fo:font-weight="bold" officeooo:rsid="001baf2b" officeooo:paragraph-rsid="001baf2b" style:font-weight-asian="bold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22bc81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233207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solid" style:text-underline-width="auto" style:text-underline-color="font-color" fo:font-weight="bold" officeooo:rsid="001baf2b" officeooo:paragraph-rsid="0022bc81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solid" style:text-underline-width="auto" style:text-underline-color="font-color" fo:font-weight="bold" officeooo:rsid="001baf2b" officeooo:paragraph-rsid="00233207" style:font-weight-asian="bold" style:font-weight-complex="bold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none" fo:font-weight="bold" officeooo:rsid="001baf2b" officeooo:paragraph-rsid="0022bc81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none" fo:font-weight="bold" officeooo:rsid="001baf2b" officeooo:paragraph-rsid="00233207" style:font-weight-asian="bold" style:font-weight-complex="bold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none" fo:font-weight="normal" officeooo:rsid="001baf2b" officeooo:paragraph-rsid="00233207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01e" style:font-weight-asian="bold" style:font-weight-complex="bold"/>
    </style:style>
    <style:style style:name="T4" style:family="text">
      <style:text-properties fo:font-weight="bold" officeooo:rsid="001e5916" style:font-weight-asian="bold" style:font-weight-complex="bold"/>
    </style:style>
    <style:style style:name="T5" style:family="text">
      <style:text-properties fo:font-weight="bold" officeooo:rsid="001baf2b" style:font-weight-asian="bold" style:font-weight-complex="bold"/>
    </style:style>
    <style:style style:name="T6" style:family="text">
      <style:text-properties fo:font-weight="bold" officeooo:rsid="0022bc81" style:font-weight-asian="bold" style:font-weight-complex="bold"/>
    </style:style>
    <style:style style:name="T7" style:family="text">
      <style:text-properties fo:font-weight="bold" officeooo:rsid="00233207" style:font-weight-asian="bold" style:font-weight-complex="bold"/>
    </style:style>
    <style:style style:name="T8" style:family="text">
      <style:text-properties officeooo:rsid="001baf2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101e" style:font-weight-asian="normal" style:font-weight-complex="normal"/>
    </style:style>
    <style:style style:name="T11" style:family="text">
      <style:text-properties fo:font-weight="normal" officeooo:rsid="0022bc81" style:font-weight-asian="normal" style:font-weight-complex="normal"/>
    </style:style>
    <style:style style:name="T12" style:family="text">
      <style:text-properties fo:font-weight="normal" officeooo:rsid="00233207" style:font-weight-asian="normal" style:font-weight-complex="normal"/>
    </style:style>
    <style:style style:name="T13" style:family="text">
      <style:text-properties officeooo:rsid="001d101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ff"/>
    </style:style>
    <style:style style:name="T16" style:family="text">
      <style:text-properties fo:color="#0000ff" officeooo:rsid="001fa392"/>
    </style:style>
    <style:style style:name="T17" style:family="text">
      <style:text-properties fo:color="#0000ff" fo:font-weight="normal" style:font-weight-asian="normal" style:font-weight-complex="normal"/>
    </style:style>
    <style:style style:name="T18" style:family="text">
      <style:text-properties fo:color="#0000ff" fo:font-weight="normal" officeooo:rsid="0022bc81" style:font-weight-asian="normal" style:font-weight-complex="normal"/>
    </style:style>
    <style:style style:name="T19" style:family="text">
      <style:text-properties fo:color="#0000ff" officeooo:rsid="001baf2b"/>
    </style:style>
    <style:style style:name="T20" style:family="text">
      <style:text-properties fo:color="#0000ff" officeooo:rsid="001d101e"/>
    </style:style>
    <style:style style:name="T21" style:family="text">
      <style:text-properties fo:color="#0000ff" officeooo:rsid="0022bc81"/>
    </style:style>
    <style:style style:name="T22" style:family="text">
      <style:text-properties fo:color="#0000ff" officeooo:rsid="00233207"/>
    </style:style>
    <style:style style:name="T23" style:family="text">
      <style:text-properties officeooo:rsid="0022bc81"/>
    </style:style>
    <style:style style:name="T24" style:family="text">
      <style:text-properties officeooo:rsid="00233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C 4</text:p>
      <text:p text:style-name="P3"/>
      <text:p text:style-name="P3"><text:span text:style-name="T2">type</text:span> <text:span text:style-name="T15">tableau_entier</text:span> = <text:span text:style-name="T2">pointeur vers tableau d'entiers</text:span></text:p>
      <text:p text:style-name="P3"/>
      <text:p text:style-name="P3"><text:span text:style-name="T14">fonction</text:span> <text:span text:style-name="T21">somme</text:span>(<text:span text:style-name="T15">t_</text:span><text:span text:style-name="T16">m</text:span><text:span text:style-name="T15">atrice_creuse</text:span> M1, t<text:span text:style-name="T15">_</text:span><text:span text:style-name="T16">m</text:span><text:span text:style-name="T15">atrice_creuse</text:span> M2) </text:p>
      <text:p text:style-name="P3"><text:tab/>: <text:span text:style-name="T2">pointeur vers tableau de</text:span> <text:span text:style-name="T17">tableau_entier</text:span></text:p>
      <text:p text:style-name="P7">variables</text:p>
      <text:p text:style-name="P3"><text:tab/><text:span text:style-name="T2">entier</text:span> n, m, <text:span text:style-name="T13">i, j</text:span></text:p>
      <text:p text:style-name="P4"><text:tab/><text:span text:style-name="T2">pointeur vers tableau de</text:span> <text:span text:style-name="T15">tableau_entier</text:span> <text:span text:style-name="T13">res</text:span></text:p>
      <text:p text:style-name="P7">debut</text:p>
      <text:p text:style-name="P3"><text:tab/><text:span text:style-name="T2">si</text:span> (<text:span text:style-name="T15">somme_valide</text:span>(M1,M2)) <text:span text:style-name="T2">alors</text:span></text:p>
      <text:p text:style-name="P5"><text:s text:c="6"/><text:tab/>n <text:span text:style-name="T8">←</text:span> M1.<text:span text:style-name="T9">n</text:span>;</text:p>
      <text:p text:style-name="P5"><text:s text:c="8"/><text:tab/>m <text:span text:style-name="T8">← </text:span>M1.<text:span text:style-name="T1">m</text:span>;</text:p>
      <text:p text:style-name="P5"><text:s text:c="8"/><text:tab/>res <text:span text:style-name="T8">← </text:span><text:span text:style-name="T5">allocation</text:span><text:span text:style-name="T8">(</text:span><text:span text:style-name="T5">tableau de</text:span><text:span text:style-name="T8"> </text:span>n <text:span text:style-name="T19">tableau_entier</text:span><text:span text:style-name="T8">)</text:span></text:p>
      <text:p text:style-name="P5"><text:tab/><text:tab/><text:span text:style-name="T5">pour</text:span><text:span text:style-name="T8"> i <text:s/></text:span><text:span text:style-name="T5">allant</text:span><text:span text:style-name="T8"> </text:span><text:span text:style-name="T5">de</text:span><text:span text:style-name="T8"> 1 </text:span><text:span text:style-name="T5">à</text:span><text:span text:style-name="T8"> n </text:span><text:span text:style-name="T5">faire</text:span></text:p>
      <text:p text:style-name="P6"><text:s text:c="8"/><text:tab/><text:tab/>res[i] <text:span text:style-name="T8">← </text:span><text:span text:style-name="T5">allocation</text:span><text:span text:style-name="T8">(</text:span><text:span text:style-name="T5">tableau de</text:span><text:span text:style-name="T8"> m </text:span><text:span text:style-name="T5">entier</text:span><text:span text:style-name="T8">)</text:span></text:p>
      <text:p text:style-name="P5"><text:tab/> <text:s text:c="11"/><text:span text:style-name="T3">pour</text:span><text:span text:style-name="T13"> j </text:span><text:span text:style-name="T3">allant de </text:span><text:span text:style-name="T13">1 </text:span><text:span text:style-name="T3">à</text:span><text:span text:style-name="T13"> m </text:span><text:span text:style-name="T3">faire</text:span><text:span text:style-name="T13"> </text:span></text:p>
      <text:p text:style-name="P6"><text:s text:c="16"/><text:tab/><text:tab/><text:span text:style-name="T3">memoire</text:span><text:span text:style-name="T13">(</text:span>res[i][j]<text:span text:style-name="T13">)</text:span> <text:span text:style-name="T13">← </text:span><text:span text:style-name="T20">element_dans</text:span>(<text:span text:style-name="T3">memoire</text:span><text:span text:style-name="T13">(</text:span>M1.<text:span text:style-name="T10">lignes</text:span>[i]<text:span text:style-name="T13">)</text:span>,j) +</text:p>
      <text:p text:style-name="P6"><text:span text:style-name="T13"><text:tab/><text:tab/><text:tab/><text:tab/><text:tab/><text:tab/><text:tab/> <text:s text:c="2"/></text:span><text:span text:style-name="T20">element_dans</text:span>(<text:span text:style-name="T3">memoire</text:span><text:span text:style-name="T13">(</text:span>M<text:span text:style-name="T23">2</text:span>.<text:span text:style-name="T10">lignes</text:span>[i]<text:span text:style-name="T13">)</text:span>,j)</text:p>
      <text:p text:style-name="P6"><text:tab/><text:tab/><text:tab/><text:span text:style-name="T3">fin pour</text:span></text:p>
      <text:p text:style-name="P6"><text:span text:style-name="T3"><text:tab/><text:tab/>fin pour</text:span> <text:s text:c="7"/></text:p>
      <text:p text:style-name="P5"><text:s text:c="8"/><text:span text:style-name="T3">retourner</text:span><text:span text:style-name="T13"> </text:span>res</text:p>
      <text:p text:style-name="P5"><text:tab/><text:span text:style-name="T3">sinon</text:span></text:p>
      <text:p text:style-name="P3"><text:tab/><text:tab/><text:span text:style-name="T3">retourner</text:span> NULL</text:p>
      <text:p text:style-name="P3"><text:tab/><text:span text:style-name="T4">fin si</text:span></text:p>
      <text:p text:style-name="P7">fin</text:p>
      <text:p text:style-name="P1"/>
      <text:p text:style-name="P10"><text:span text:style-name="T14">fonction</text:span> <text:span text:style-name="T22">matrice</text:span><text:span text:style-name="T21">_valide</text:span>(<text:span text:style-name="T15">t_</text:span><text:span text:style-name="T16">m</text:span><text:span text:style-name="T15">atrice_creuse</text:span> M) : <text:span text:style-name="T6">booleen</text:span></text:p>
      <text:p text:style-name="P12"><text:span text:style-name="T23">variables</text:span></text:p>
      <text:p text:style-name="P15"><text:span text:style-name="T23"><text:tab/></text:span><text:span text:style-name="T6">booleen</text:span><text:span text:style-name="T23"> valide</text:span></text:p>
      <text:p text:style-name="P15"><text:tab/><text:span text:style-name="T7">entier</text:span><text:span text:style-name="T24"> i</text:span></text:p>
      <text:p text:style-name="P12">debut</text:p>
      <text:p text:style-name="P14"><text:span text:style-name="T12"><text:tab/>valide ← </text:span><text:span text:style-name="T24">vrai</text:span></text:p>
      <text:p text:style-name="P14"><text:tab/>pour <text:span text:style-name="T9">i</text:span> <text:s/>allant de <text:span text:style-name="T9">1</text:span> à <text:span text:style-name="T12">M.</text:span><text:span text:style-name="T9">n</text:span> faire</text:p>
      <text:p text:style-name="P14"><text:tab/><text:tab/><text:span text:style-name="T12">valide ← valide </text:span><text:span text:style-name="T24">et memoire</text:span><text:span text:style-name="T12">(M.lignes[i]).m &lt;= M.nb</text:span></text:p>
      <text:p text:style-name="P14"><text:span text:style-name="T12"><text:tab/></text:span><text:span text:style-name="T24">fin pour</text:span><text:tab/></text:p>
      <text:p text:style-name="P14"><text:span text:style-name="T13"><text:tab/>retourner </text:span><text:span text:style-name="T10">valide</text:span></text:p>
      <text:p text:style-name="P12">fin</text:p>
      <text:p text:style-name="P1"/>
      <text:p text:style-name="P9"><text:span text:style-name="T14">fonction</text:span> <text:span text:style-name="T21">somme_valide</text:span>(<text:span text:style-name="T15">t_</text:span><text:span text:style-name="T16">m</text:span><text:span text:style-name="T15">atrice_creuse</text:span> M1, t<text:span text:style-name="T15">_</text:span><text:span text:style-name="T16">m</text:span><text:span text:style-name="T15">atrice_creuse</text:span> M2) : <text:span text:style-name="T6">booleen</text:span> </text:p>
      <text:p text:style-name="P11">debut</text:p>
      <text:p text:style-name="P13"><text:tab/> <text:span text:style-name="T13">retourner </text:span><text:span text:style-name="T18">matrice_valide</text:span><text:span text:style-name="T11">(M1)</text:span><text:span text:style-name="T18"> </text:span><text:span text:style-name="T23">et</text:span><text:span text:style-name="T18"> matrice_valide</text:span><text:span text:style-name="T11">(M2) </text:span><text:span text:style-name="T23">et</text:span></text:p>
      <text:p text:style-name="P13"><text:span text:style-name="T11"><text:tab/><text:tab/> <text:s text:c="4"/>M1.n = M2.n </text:span><text:span text:style-name="T23">et</text:span><text:span text:style-name="T11"> M1.m = M2.m</text:span></text:p>
      <text:p text:style-name="P1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535in" fo:margin-right="0.42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32:03.120232162</meta:creation-date>
    <dc:date>2017-04-24T11:16:16.783082153</dc:date>
    <meta:editing-duration>PT19M15S</meta:editing-duration>
    <meta:editing-cycles>7</meta:editing-cycles>
    <meta:generator>LibreOffice/4.2.8.2$Linux_X86_64 LibreOffice_project/420m0$Build-2</meta:generator>
    <meta:print-date>2017-04-10T16:01:35.900843305</meta:print-date>
    <meta:document-statistic meta:table-count="0" meta:image-count="0" meta:object-count="0" meta:page-count="1" meta:paragraph-count="40" meta:word-count="142" meta:character-count="1069" meta:non-whitespace-character-count="837"/>
  </office:meta>
</office:document-meta>
</file>